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fo:color="#ff3333"/>
    </style:style>
    <style:style style:name="ce70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21.2-0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9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9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0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1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3.265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70.66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70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2])" office:value-type="float" office:value="53" calcext:value-type="float">
            <text:p>53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21:07.545425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3T16:10:30.232765812</dc:date>
    <meta:editing-duration>P7DT5H50M44S</meta:editing-duration>
    <meta:editing-cycles>487</meta:editing-cycles>
    <meta:generator>LibreOffice/5.1.6.2$Linux_X86_64 LibreOffice_project/10m0$Build-2</meta:generator>
    <meta:document-statistic meta:table-count="1" meta:cell-count="555" meta:object-count="0"/>
  </office:meta>
</office:document-meta>
</file>